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1.6126in"/>
    </style:style>
    <style:style style:name="co4" style:family="table-column">
      <style:table-column-properties fo:break-before="auto" style:column-width="1.0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JIR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y_lfr_nswf_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string" calcext:value-type="string">
            <text:p>shall be a multiple of 16</text:p>
          </table:table-cell>
          <table:table-cell office:value-type="string" calcext:value-type="string">
            <text:p>RPW-SSS-23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y_lfr_n_swf_p</text:p>
          </table:table-cell>
          <table:table-cell office:value-type="float" office:value="16" calcext:value-type="float">
            <text:p>16</text:p>
          </table:table-cell>
          <table:table-cell office:value-type="float" office:value="65528" calcext:value-type="float">
            <text:p>65528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hall be a multiple of 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sy_lfr_n_asm_p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sy_lfr_n_bp0_p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sy_lfr_n_bp1_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3-10-14T15:21:43.040905569</meta:creation-date>
    <dc:date>2013-10-14T15:24:45.146641990</dc:date>
    <dc:creator>paul </dc:creator>
    <meta:editing-duration>P0D</meta:editing-duration>
    <meta:editing-cycles>1</meta:editing-cycles>
    <meta:document-statistic meta:table-count="1" meta:cell-count="19" meta:object-count="0"/>
    <meta:generator>LibreOffice/4.1.2.3$Linux_X86_64 LibreOffice_project/410$Build-3</meta:generator>
  </office:meta>
</office:document-meta>
</file>